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7cm" svg:stroke-color="#000000" draw:fill="none" fo:padding-top="0.035cm" fo:padding-bottom="0.035cm" fo:padding-left="0.035cm" fo:padding-right="0.035cm"/>
    </style:style>
    <style:style style:name="gr2" style:family="graphic" style:parent-style-name="standard">
      <style:graphic-properties draw:stroke="solid" svg:stroke-width="0.035cm" svg:stroke-color="#000000" draw:fill="none" fo:padding-top="0.017cm" fo:padding-bottom="0.017cm" fo:padding-left="0.017cm" fo:padding-right="0.017cm"/>
    </style:style>
    <style:style style:name="gr3" style:family="graphic" style:parent-style-name="standard">
      <style:graphic-properties draw:stroke="solid" svg:stroke-width="0.035cm" svg:stroke-color="#000000" draw:marker-start="Arrow" draw:marker-end="Arrow" draw:fill="none" fo:padding-top="0.017cm" fo:padding-bottom="0.017cm" fo:padding-left="0.017cm" fo:padding-right="0.017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solid" svg:stroke-width="0.035cm" svg:stroke-color="#000000" draw:fill="solid" draw:fill-color="#ffffff" fo:padding-top="0.017cm" fo:padding-bottom="0.017cm" fo:padding-left="0.017cm" fo:padding-right="0.017cm"/>
    </style:style>
    <style:style style:name="gr7" style:family="graphic" style:parent-style-name="standard">
      <style:graphic-properties draw:stroke="solid" svg:stroke-width="0.055cm" svg:stroke-color="#000000" draw:fill="solid" draw:fill-color="#ffffff" fo:padding-top="0.027cm" fo:padding-bottom="0.027cm" fo:padding-left="0.027cm" fo:padding-right="0.027cm"/>
    </style:style>
    <style:style style:name="gr8" style:family="graphic" style:parent-style-name="standard">
      <style:graphic-properties draw:stroke="solid" svg:stroke-width="0.105cm" svg:stroke-color="#000000" draw:fill="none" fo:padding-top="0.052cm" fo:padding-bottom="0.052cm" fo:padding-left="0.052cm" fo:padding-right="0.052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788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731cm" fo:padding-top="0cm" fo:padding-bottom="0cm" fo:padding-left="0cm" fo:padding-right="0cm"/>
    </style:style>
    <style:style style:name="gr11" style:family="graphic" style:parent-style-name="standard">
      <style:graphic-properties draw:stroke="solid" svg:stroke-width="0.028cm" svg:stroke-color="#000000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dash" draw:stroke-dash="Ultrafine_20_Dashed" svg:stroke-width="0.035cm" svg:stroke-color="#000000" draw:marker-end="Arrow" draw:fill="none" fo:padding-top="0.017cm" fo:padding-bottom="0.017cm" fo:padding-left="0.017cm" fo:padding-right="0.017cm"/>
    </style:style>
    <style:style style:name="P1" style:family="paragraph">
      <style:paragraph-properties fo:text-align="center"/>
      <style:text-properties fo:font-family="Arial" style:font-family-generic="swiss"/>
    </style:style>
    <style:style style:name="T1" style:family="text">
      <style:text-properties fo:color="#000000" fo:font-family="Arial" style:font-family-generic="swiss" fo:font-size="11pt" fo:font-weight="bold" style:font-size-asian="11pt" style:font-size-complex="11pt"/>
    </style:style>
    <style:style style:name="T2" style:family="text">
      <style:text-properties fo:color="#000000" fo:font-family="Arial" style:font-family-generic="swiss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layer="layout" svg:width="1.587cm" svg:height="0.882cm" svg:x="0.388cm" svg:y="2.046cm" svg:viewBox="0 0 1588 883" draw:points="0,883 1588,883 1588,0 0,0">
          <text:p/>
        </draw:polygon>
        <draw:polygon draw:style-name="gr2" draw:layer="layout" svg:width="0.071cm" svg:height="0.283cm" svg:x="0.317cm" svg:y="2.257cm" svg:viewBox="0 0 72 284" draw:points="0,284 72,284 72,0 0,0">
          <text:p/>
        </draw:polygon>
        <draw:line draw:style-name="gr1" draw:layer="layout" svg:x1="0.318cm" svg:y1="2.258cm" svg:x2="0.035cm" svg:y2="2.222cm">
          <text:p/>
        </draw:line>
        <draw:line draw:style-name="gr1" draw:layer="layout" svg:x1="0.035cm" svg:y1="2.222cm" svg:x2="0.035cm" svg:y2="2.575cm">
          <text:p/>
        </draw:line>
        <draw:line draw:style-name="gr1" draw:layer="layout" svg:x1="0.035cm" svg:y1="2.576cm" svg:x2="0.318cm" svg:y2="2.54cm">
          <text:p/>
        </draw:line>
        <draw:line draw:style-name="gr2" draw:layer="layout" svg:x1="0.74cm" svg:y1="2.047cm" svg:x2="0.918cm" svg:y2="1.975cm">
          <text:p/>
        </draw:line>
        <draw:line draw:style-name="gr2" draw:layer="layout" svg:x1="0.917cm" svg:y1="1.975cm" svg:x2="1.622cm" svg:y2="1.975cm">
          <text:p/>
        </draw:line>
        <draw:line draw:style-name="gr2" draw:layer="layout" svg:x1="1.622cm" svg:y1="1.975cm" svg:x2="1.764cm" svg:y2="2.047cm">
          <text:p/>
        </draw:line>
        <draw:line draw:style-name="gr1" draw:layer="layout" svg:x1="1.129cm" svg:y1="2.928cm" svg:x2="0.811cm" svg:y2="4.869cm">
          <text:p/>
        </draw:line>
        <draw:polyline draw:style-name="gr1" draw:layer="layout" svg:width="0cm" svg:height="0cm" svg:x="0.811cm" svg:y="4.868cm" svg:viewBox="0 0 0 0" draw:points="0,0">
          <text:p/>
        </draw:polyline>
        <draw:polyline draw:style-name="gr1" draw:layer="layout" svg:width="0cm" svg:height="0cm" svg:x="1.693cm" svg:y="4.797cm" svg:viewBox="0 0 0 0" draw:points="0,0">
          <text:p/>
        </draw:polyline>
        <draw:line draw:style-name="gr1" draw:layer="layout" svg:x1="1.694cm" svg:y1="4.798cm" svg:x2="1.128cm" svg:y2="2.928cm">
          <text:p/>
        </draw:line>
        <draw:line draw:style-name="gr1" draw:layer="layout" svg:x1="1.128cm" svg:y1="2.928cm" svg:x2="1.447cm" svg:y2="4.904cm">
          <text:p/>
        </draw:line>
        <draw:polyline draw:style-name="gr1" draw:layer="layout" svg:width="0cm" svg:height="0cm" svg:x="1.446cm" svg:y="4.903cm" svg:viewBox="0 0 0 0" draw:points="0,0">
          <text:p/>
        </draw:polyline>
        <draw:line draw:style-name="gr3" draw:layer="layout" svg:x1="8.17cm" svg:y1="2.504cm" svg:x2="7.082cm" svg:y2="2.504cm">
          <text:p/>
        </draw:line>
        <draw:polyline draw:style-name="gr4" draw:layer="layout" svg:width="0.212cm" svg:height="0.141cm" svg:x="7.972cm" svg:y="2.434cm" svg:viewBox="0 0 213 142" draw:points="0,70 0,0 213,70 0,142">
          <text:p/>
        </draw:polyline>
        <draw:polyline draw:style-name="gr4" draw:layer="layout" svg:width="0.212cm" svg:height="0.141cm" svg:x="7.055cm" svg:y="2.434cm" svg:viewBox="0 0 213 142" draw:points="213,70 213,142 0,70 213,0">
          <text:p/>
        </draw:polyline>
        <draw:polyline draw:style-name="gr4" draw:layer="layout" svg:width="0.212cm" svg:height="0.141cm" svg:x="5.256cm" svg:y="2.434cm" svg:viewBox="0 0 213 142" draw:points="0,70 0,0 213,70 0,142">
          <text:p/>
        </draw:polyline>
        <draw:polygon draw:style-name="gr1" draw:layer="layout" svg:width="2.116cm" svg:height="0.529cm" svg:x="5.221cm" svg:y="2.928cm" svg:viewBox="0 0 2117 530" draw:points="0,530 2117,530 2117,0 0,0">
          <text:p/>
        </draw:polygon>
        <draw:polyline draw:style-name="gr5" draw:layer="layout" svg:width="2.046cm" svg:height="0.459cm" svg:x="5.256cm" svg:y="3.139cm" svg:viewBox="0 0 2047 460" draw:points="423,0 1588,0 2047,389 2047,460 0,460 0,389">
          <text:p/>
        </draw:polyline>
        <draw:polygon draw:style-name="gr6" draw:layer="layout" svg:width="2.046cm" svg:height="0.459cm" svg:x="5.256cm" svg:y="3.139cm" svg:viewBox="0 0 2047 460" draw:points="423,0 1588,0 2047,389 2047,460 0,460 0,389">
          <text:p/>
        </draw:polygon>
        <draw:line draw:style-name="gr2" draw:layer="layout" svg:x1="5.397cm" svg:y1="3.493cm" svg:x2="5.433cm" svg:y2="3.421cm">
          <text:p/>
        </draw:line>
        <draw:line draw:style-name="gr2" draw:layer="layout" svg:x1="5.432cm" svg:y1="3.421cm" svg:x2="5.538cm" svg:y2="3.421cm">
          <text:p/>
        </draw:line>
        <draw:line draw:style-name="gr2" draw:layer="layout" svg:x1="5.538cm" svg:y1="3.421cm" svg:x2="5.574cm" svg:y2="3.493cm">
          <text:p/>
        </draw:line>
        <draw:line draw:style-name="gr2" draw:layer="layout" svg:x1="5.573cm" svg:y1="3.493cm" svg:x2="5.61cm" svg:y2="3.421cm">
          <text:p/>
        </draw:line>
        <draw:line draw:style-name="gr2" draw:layer="layout" svg:x1="5.609cm" svg:y1="3.421cm" svg:x2="5.715cm" svg:y2="3.421cm">
          <text:p/>
        </draw:line>
        <draw:line draw:style-name="gr2" draw:layer="layout" svg:x1="5.715cm" svg:y1="3.421cm" svg:x2="5.751cm" svg:y2="3.493cm">
          <text:p/>
        </draw:line>
        <draw:line draw:style-name="gr2" draw:layer="layout" svg:x1="5.75cm" svg:y1="3.493cm" svg:x2="5.786cm" svg:y2="3.421cm">
          <text:p/>
        </draw:line>
        <draw:line draw:style-name="gr2" draw:layer="layout" svg:x1="5.785cm" svg:y1="3.421cm" svg:x2="5.891cm" svg:y2="3.421cm">
          <text:p/>
        </draw:line>
        <draw:line draw:style-name="gr2" draw:layer="layout" svg:x1="5.891cm" svg:y1="3.421cm" svg:x2="5.927cm" svg:y2="3.493cm">
          <text:p/>
        </draw:line>
        <draw:line draw:style-name="gr2" draw:layer="layout" svg:x1="5.926cm" svg:y1="3.493cm" svg:x2="5.962cm" svg:y2="3.421cm">
          <text:p/>
        </draw:line>
        <draw:line draw:style-name="gr2" draw:layer="layout" svg:x1="5.961cm" svg:y1="3.421cm" svg:x2="6.596cm" svg:y2="3.421cm">
          <text:p/>
        </draw:line>
        <draw:line draw:style-name="gr2" draw:layer="layout" svg:x1="6.596cm" svg:y1="3.421cm" svg:x2="6.633cm" svg:y2="3.493cm">
          <text:p/>
        </draw:line>
        <draw:line draw:style-name="gr2" draw:layer="layout" svg:x1="6.632cm" svg:y1="3.493cm" svg:x2="6.668cm" svg:y2="3.421cm">
          <text:p/>
        </draw:line>
        <draw:line draw:style-name="gr2" draw:layer="layout" svg:x1="6.667cm" svg:y1="3.421cm" svg:x2="6.773cm" svg:y2="3.421cm">
          <text:p/>
        </draw:line>
        <draw:line draw:style-name="gr2" draw:layer="layout" svg:x1="6.773cm" svg:y1="3.421cm" svg:x2="6.809cm" svg:y2="3.493cm">
          <text:p/>
        </draw:line>
        <draw:line draw:style-name="gr2" draw:layer="layout" svg:x1="6.808cm" svg:y1="3.493cm" svg:x2="6.844cm" svg:y2="3.421cm">
          <text:p/>
        </draw:line>
        <draw:line draw:style-name="gr2" draw:layer="layout" svg:x1="6.843cm" svg:y1="3.421cm" svg:x2="6.949cm" svg:y2="3.421cm">
          <text:p/>
        </draw:line>
        <draw:line draw:style-name="gr2" draw:layer="layout" svg:x1="6.949cm" svg:y1="3.421cm" svg:x2="6.986cm" svg:y2="3.493cm">
          <text:p/>
        </draw:line>
        <draw:line draw:style-name="gr2" draw:layer="layout" svg:x1="6.985cm" svg:y1="3.493cm" svg:x2="7.021cm" svg:y2="3.421cm">
          <text:p/>
        </draw:line>
        <draw:line draw:style-name="gr2" draw:layer="layout" svg:x1="7.02cm" svg:y1="3.421cm" svg:x2="7.126cm" svg:y2="3.421cm">
          <text:p/>
        </draw:line>
        <draw:line draw:style-name="gr2" draw:layer="layout" svg:x1="7.126cm" svg:y1="3.421cm" svg:x2="7.162cm" svg:y2="3.493cm">
          <text:p/>
        </draw:line>
        <draw:polyline draw:style-name="gr2" draw:layer="layout" svg:width="0cm" svg:height="0cm" svg:x="7.161cm" svg:y="3.492cm" svg:viewBox="0 0 0 0" draw:points="0,0">
          <text:p/>
        </draw:polyline>
        <draw:line draw:style-name="gr2" draw:layer="layout" svg:x1="5.468cm" svg:y1="3.422cm" svg:x2="5.504cm" svg:y2="3.351cm">
          <text:p/>
        </draw:line>
        <draw:line draw:style-name="gr2" draw:layer="layout" svg:x1="5.503cm" svg:y1="3.351cm" svg:x2="5.609cm" svg:y2="3.351cm">
          <text:p/>
        </draw:line>
        <draw:line draw:style-name="gr2" draw:layer="layout" svg:x1="5.609cm" svg:y1="3.351cm" svg:x2="5.645cm" svg:y2="3.422cm">
          <text:p/>
        </draw:line>
        <draw:polyline draw:style-name="gr2" draw:layer="layout" svg:width="0cm" svg:height="0cm" svg:x="5.644cm" svg:y="3.421cm" svg:viewBox="0 0 0 0" draw:points="0,0">
          <text:p/>
        </draw:polyline>
        <draw:line draw:style-name="gr2" draw:layer="layout" svg:x1="5.644cm" svg:y1="3.422cm" svg:x2="5.68cm" svg:y2="3.351cm">
          <text:p/>
        </draw:line>
        <draw:line draw:style-name="gr2" draw:layer="layout" svg:x1="5.679cm" svg:y1="3.351cm" svg:x2="5.785cm" svg:y2="3.351cm">
          <text:p/>
        </draw:line>
        <draw:line draw:style-name="gr2" draw:layer="layout" svg:x1="5.785cm" svg:y1="3.351cm" svg:x2="5.821cm" svg:y2="3.422cm">
          <text:p/>
        </draw:line>
        <draw:polyline draw:style-name="gr2" draw:layer="layout" svg:width="0cm" svg:height="0cm" svg:x="5.82cm" svg:y="3.421cm" svg:viewBox="0 0 0 0" draw:points="0,0">
          <text:p/>
        </draw:polyline>
        <draw:line draw:style-name="gr2" draw:layer="layout" svg:x1="5.82cm" svg:y1="3.422cm" svg:x2="5.857cm" svg:y2="3.351cm">
          <text:p/>
        </draw:line>
        <draw:line draw:style-name="gr2" draw:layer="layout" svg:x1="5.856cm" svg:y1="3.351cm" svg:x2="5.961cm" svg:y2="3.351cm">
          <text:p/>
        </draw:line>
        <draw:line draw:style-name="gr2" draw:layer="layout" svg:x1="5.961cm" svg:y1="3.351cm" svg:x2="5.998cm" svg:y2="3.422cm">
          <text:p/>
        </draw:line>
        <draw:polyline draw:style-name="gr2" draw:layer="layout" svg:width="0cm" svg:height="0cm" svg:x="5.997cm" svg:y="3.421cm" svg:viewBox="0 0 0 0" draw:points="0,0">
          <text:p/>
        </draw:polyline>
        <draw:line draw:style-name="gr2" draw:layer="layout" svg:x1="5.997cm" svg:y1="3.422cm" svg:x2="6.033cm" svg:y2="3.351cm">
          <text:p/>
        </draw:line>
        <draw:line draw:style-name="gr2" draw:layer="layout" svg:x1="6.032cm" svg:y1="3.351cm" svg:x2="6.138cm" svg:y2="3.351cm">
          <text:p/>
        </draw:line>
        <draw:line draw:style-name="gr2" draw:layer="layout" svg:x1="6.138cm" svg:y1="3.351cm" svg:x2="6.174cm" svg:y2="3.422cm">
          <text:p/>
        </draw:line>
        <draw:polyline draw:style-name="gr2" draw:layer="layout" svg:width="0cm" svg:height="0cm" svg:x="6.173cm" svg:y="3.421cm" svg:viewBox="0 0 0 0" draw:points="0,0">
          <text:p/>
        </draw:polyline>
        <draw:line draw:style-name="gr2" draw:layer="layout" svg:x1="6.173cm" svg:y1="3.422cm" svg:x2="6.209cm" svg:y2="3.351cm">
          <text:p/>
        </draw:line>
        <draw:line draw:style-name="gr2" draw:layer="layout" svg:x1="6.208cm" svg:y1="3.351cm" svg:x2="6.314cm" svg:y2="3.351cm">
          <text:p/>
        </draw:line>
        <draw:line draw:style-name="gr2" draw:layer="layout" svg:x1="6.314cm" svg:y1="3.351cm" svg:x2="6.351cm" svg:y2="3.422cm">
          <text:p/>
        </draw:line>
        <draw:polyline draw:style-name="gr2" draw:layer="layout" svg:width="0cm" svg:height="0cm" svg:x="6.35cm" svg:y="3.421cm" svg:viewBox="0 0 0 0" draw:points="0,0">
          <text:p/>
        </draw:polyline>
        <draw:line draw:style-name="gr2" draw:layer="layout" svg:x1="6.35cm" svg:y1="3.422cm" svg:x2="6.386cm" svg:y2="3.351cm">
          <text:p/>
        </draw:line>
        <draw:line draw:style-name="gr2" draw:layer="layout" svg:x1="6.385cm" svg:y1="3.351cm" svg:x2="6.491cm" svg:y2="3.351cm">
          <text:p/>
        </draw:line>
        <draw:line draw:style-name="gr2" draw:layer="layout" svg:x1="6.491cm" svg:y1="3.351cm" svg:x2="6.527cm" svg:y2="3.422cm">
          <text:p/>
        </draw:line>
        <draw:polyline draw:style-name="gr2" draw:layer="layout" svg:width="0cm" svg:height="0cm" svg:x="6.526cm" svg:y="3.421cm" svg:viewBox="0 0 0 0" draw:points="0,0">
          <text:p/>
        </draw:polyline>
        <draw:line draw:style-name="gr2" draw:layer="layout" svg:x1="6.526cm" svg:y1="3.422cm" svg:x2="6.562cm" svg:y2="3.351cm">
          <text:p/>
        </draw:line>
        <draw:line draw:style-name="gr2" draw:layer="layout" svg:x1="6.561cm" svg:y1="3.351cm" svg:x2="6.667cm" svg:y2="3.351cm">
          <text:p/>
        </draw:line>
        <draw:line draw:style-name="gr2" draw:layer="layout" svg:x1="6.667cm" svg:y1="3.351cm" svg:x2="6.703cm" svg:y2="3.422cm">
          <text:p/>
        </draw:line>
        <draw:polyline draw:style-name="gr2" draw:layer="layout" svg:width="0cm" svg:height="0cm" svg:x="6.702cm" svg:y="3.421cm" svg:viewBox="0 0 0 0" draw:points="0,0">
          <text:p/>
        </draw:polyline>
        <draw:line draw:style-name="gr2" draw:layer="layout" svg:x1="6.702cm" svg:y1="3.422cm" svg:x2="6.739cm" svg:y2="3.351cm">
          <text:p/>
        </draw:line>
        <draw:line draw:style-name="gr2" draw:layer="layout" svg:x1="6.738cm" svg:y1="3.351cm" svg:x2="6.843cm" svg:y2="3.351cm">
          <text:p/>
        </draw:line>
        <draw:line draw:style-name="gr2" draw:layer="layout" svg:x1="6.843cm" svg:y1="3.351cm" svg:x2="6.88cm" svg:y2="3.422cm">
          <text:p/>
        </draw:line>
        <draw:polyline draw:style-name="gr2" draw:layer="layout" svg:width="0cm" svg:height="0cm" svg:x="6.879cm" svg:y="3.421cm" svg:viewBox="0 0 0 0" draw:points="0,0">
          <text:p/>
        </draw:polyline>
        <draw:line draw:style-name="gr2" draw:layer="layout" svg:x1="6.879cm" svg:y1="3.422cm" svg:x2="6.915cm" svg:y2="3.351cm">
          <text:p/>
        </draw:line>
        <draw:line draw:style-name="gr2" draw:layer="layout" svg:x1="6.914cm" svg:y1="3.351cm" svg:x2="7.02cm" svg:y2="3.351cm">
          <text:p/>
        </draw:line>
        <draw:line draw:style-name="gr2" draw:layer="layout" svg:x1="7.02cm" svg:y1="3.351cm" svg:x2="7.056cm" svg:y2="3.422cm">
          <text:p/>
        </draw:line>
        <draw:polyline draw:style-name="gr2" draw:layer="layout" svg:width="0cm" svg:height="0cm" svg:x="7.055cm" svg:y="3.421cm" svg:viewBox="0 0 0 0" draw:points="0,0">
          <text:p/>
        </draw:polyline>
        <draw:line draw:style-name="gr2" draw:layer="layout" svg:x1="5.573cm" svg:y1="3.352cm" svg:x2="5.61cm" svg:y2="3.28cm">
          <text:p/>
        </draw:line>
        <draw:line draw:style-name="gr2" draw:layer="layout" svg:x1="5.609cm" svg:y1="3.28cm" svg:x2="5.715cm" svg:y2="3.28cm">
          <text:p/>
        </draw:line>
        <draw:line draw:style-name="gr2" draw:layer="layout" svg:x1="5.715cm" svg:y1="3.28cm" svg:x2="5.751cm" svg:y2="3.352cm">
          <text:p/>
        </draw:line>
        <draw:polyline draw:style-name="gr2" draw:layer="layout" svg:width="0cm" svg:height="0cm" svg:x="5.75cm" svg:y="3.351cm" svg:viewBox="0 0 0 0" draw:points="0,0">
          <text:p/>
        </draw:polyline>
        <draw:line draw:style-name="gr2" draw:layer="layout" svg:x1="5.75cm" svg:y1="3.352cm" svg:x2="5.786cm" svg:y2="3.28cm">
          <text:p/>
        </draw:line>
        <draw:line draw:style-name="gr2" draw:layer="layout" svg:x1="5.785cm" svg:y1="3.28cm" svg:x2="5.891cm" svg:y2="3.28cm">
          <text:p/>
        </draw:line>
        <draw:line draw:style-name="gr2" draw:layer="layout" svg:x1="5.891cm" svg:y1="3.28cm" svg:x2="5.927cm" svg:y2="3.352cm">
          <text:p/>
        </draw:line>
        <draw:polyline draw:style-name="gr2" draw:layer="layout" svg:width="0cm" svg:height="0cm" svg:x="5.926cm" svg:y="3.351cm" svg:viewBox="0 0 0 0" draw:points="0,0">
          <text:p/>
        </draw:polyline>
        <draw:line draw:style-name="gr2" draw:layer="layout" svg:x1="5.926cm" svg:y1="3.352cm" svg:x2="5.962cm" svg:y2="3.28cm">
          <text:p/>
        </draw:line>
        <draw:line draw:style-name="gr2" draw:layer="layout" svg:x1="5.961cm" svg:y1="3.28cm" svg:x2="6.067cm" svg:y2="3.28cm">
          <text:p/>
        </draw:line>
        <draw:line draw:style-name="gr2" draw:layer="layout" svg:x1="6.067cm" svg:y1="3.28cm" svg:x2="6.104cm" svg:y2="3.352cm">
          <text:p/>
        </draw:line>
        <draw:polyline draw:style-name="gr2" draw:layer="layout" svg:width="0cm" svg:height="0cm" svg:x="6.103cm" svg:y="3.351cm" svg:viewBox="0 0 0 0" draw:points="0,0">
          <text:p/>
        </draw:polyline>
        <draw:line draw:style-name="gr2" draw:layer="layout" svg:x1="6.103cm" svg:y1="3.352cm" svg:x2="6.139cm" svg:y2="3.28cm">
          <text:p/>
        </draw:line>
        <draw:line draw:style-name="gr2" draw:layer="layout" svg:x1="6.138cm" svg:y1="3.28cm" svg:x2="6.244cm" svg:y2="3.28cm">
          <text:p/>
        </draw:line>
        <draw:line draw:style-name="gr2" draw:layer="layout" svg:x1="6.244cm" svg:y1="3.28cm" svg:x2="6.28cm" svg:y2="3.352cm">
          <text:p/>
        </draw:line>
        <draw:polyline draw:style-name="gr2" draw:layer="layout" svg:width="0cm" svg:height="0cm" svg:x="6.279cm" svg:y="3.351cm" svg:viewBox="0 0 0 0" draw:points="0,0">
          <text:p/>
        </draw:polyline>
        <draw:line draw:style-name="gr2" draw:layer="layout" svg:x1="6.279cm" svg:y1="3.352cm" svg:x2="6.315cm" svg:y2="3.28cm">
          <text:p/>
        </draw:line>
        <draw:line draw:style-name="gr2" draw:layer="layout" svg:x1="6.314cm" svg:y1="3.28cm" svg:x2="6.42cm" svg:y2="3.28cm">
          <text:p/>
        </draw:line>
        <draw:line draw:style-name="gr2" draw:layer="layout" svg:x1="6.42cm" svg:y1="3.28cm" svg:x2="6.456cm" svg:y2="3.352cm">
          <text:p/>
        </draw:line>
        <draw:polyline draw:style-name="gr2" draw:layer="layout" svg:width="0cm" svg:height="0cm" svg:x="6.455cm" svg:y="3.351cm" svg:viewBox="0 0 0 0" draw:points="0,0">
          <text:p/>
        </draw:polyline>
        <draw:line draw:style-name="gr2" draw:layer="layout" svg:x1="6.455cm" svg:y1="3.352cm" svg:x2="6.492cm" svg:y2="3.28cm">
          <text:p/>
        </draw:line>
        <draw:line draw:style-name="gr2" draw:layer="layout" svg:x1="6.491cm" svg:y1="3.28cm" svg:x2="6.596cm" svg:y2="3.28cm">
          <text:p/>
        </draw:line>
        <draw:line draw:style-name="gr2" draw:layer="layout" svg:x1="6.596cm" svg:y1="3.28cm" svg:x2="6.633cm" svg:y2="3.352cm">
          <text:p/>
        </draw:line>
        <draw:polyline draw:style-name="gr2" draw:layer="layout" svg:width="0cm" svg:height="0cm" svg:x="6.632cm" svg:y="3.351cm" svg:viewBox="0 0 0 0" draw:points="0,0">
          <text:p/>
        </draw:polyline>
        <draw:line draw:style-name="gr2" draw:layer="layout" svg:x1="6.632cm" svg:y1="3.352cm" svg:x2="6.668cm" svg:y2="3.28cm">
          <text:p/>
        </draw:line>
        <draw:line draw:style-name="gr2" draw:layer="layout" svg:x1="6.667cm" svg:y1="3.28cm" svg:x2="6.773cm" svg:y2="3.28cm">
          <text:p/>
        </draw:line>
        <draw:line draw:style-name="gr2" draw:layer="layout" svg:x1="6.773cm" svg:y1="3.28cm" svg:x2="6.809cm" svg:y2="3.352cm">
          <text:p/>
        </draw:line>
        <draw:polyline draw:style-name="gr2" draw:layer="layout" svg:width="0cm" svg:height="0cm" svg:x="6.808cm" svg:y="3.351cm" svg:viewBox="0 0 0 0" draw:points="0,0">
          <text:p/>
        </draw:polyline>
        <draw:line draw:style-name="gr2" draw:layer="layout" svg:x1="6.808cm" svg:y1="3.352cm" svg:x2="6.844cm" svg:y2="3.28cm">
          <text:p/>
        </draw:line>
        <draw:line draw:style-name="gr2" draw:layer="layout" svg:x1="6.843cm" svg:y1="3.28cm" svg:x2="6.949cm" svg:y2="3.28cm">
          <text:p/>
        </draw:line>
        <draw:line draw:style-name="gr2" draw:layer="layout" svg:x1="6.949cm" svg:y1="3.28cm" svg:x2="6.986cm" svg:y2="3.352cm">
          <text:p/>
        </draw:line>
        <draw:polyline draw:style-name="gr2" draw:layer="layout" svg:width="0cm" svg:height="0cm" svg:x="6.985cm" svg:y="3.351cm" svg:viewBox="0 0 0 0" draw:points="0,0">
          <text:p/>
        </draw:polyline>
        <draw:line draw:style-name="gr2" draw:layer="layout" svg:x1="5.82cm" svg:y1="3.281cm" svg:x2="5.857cm" svg:y2="3.21cm">
          <text:p/>
        </draw:line>
        <draw:line draw:style-name="gr2" draw:layer="layout" svg:x1="5.856cm" svg:y1="3.21cm" svg:x2="5.961cm" svg:y2="3.21cm">
          <text:p/>
        </draw:line>
        <draw:line draw:style-name="gr2" draw:layer="layout" svg:x1="5.961cm" svg:y1="3.21cm" svg:x2="5.998cm" svg:y2="3.281cm">
          <text:p/>
        </draw:line>
        <draw:polyline draw:style-name="gr2" draw:layer="layout" svg:width="0cm" svg:height="0cm" svg:x="5.997cm" svg:y="3.28cm" svg:viewBox="0 0 0 0" draw:points="0,0">
          <text:p/>
        </draw:polyline>
        <draw:line draw:style-name="gr2" draw:layer="layout" svg:x1="5.997cm" svg:y1="3.281cm" svg:x2="6.033cm" svg:y2="3.21cm">
          <text:p/>
        </draw:line>
        <draw:line draw:style-name="gr2" draw:layer="layout" svg:x1="6.032cm" svg:y1="3.21cm" svg:x2="6.138cm" svg:y2="3.21cm">
          <text:p/>
        </draw:line>
        <draw:line draw:style-name="gr2" draw:layer="layout" svg:x1="6.138cm" svg:y1="3.21cm" svg:x2="6.174cm" svg:y2="3.281cm">
          <text:p/>
        </draw:line>
        <draw:polyline draw:style-name="gr2" draw:layer="layout" svg:width="0cm" svg:height="0cm" svg:x="6.173cm" svg:y="3.28cm" svg:viewBox="0 0 0 0" draw:points="0,0">
          <text:p/>
        </draw:polyline>
        <draw:line draw:style-name="gr2" draw:layer="layout" svg:x1="6.173cm" svg:y1="3.281cm" svg:x2="6.209cm" svg:y2="3.21cm">
          <text:p/>
        </draw:line>
        <draw:line draw:style-name="gr2" draw:layer="layout" svg:x1="6.208cm" svg:y1="3.21cm" svg:x2="6.314cm" svg:y2="3.21cm">
          <text:p/>
        </draw:line>
        <draw:line draw:style-name="gr2" draw:layer="layout" svg:x1="6.314cm" svg:y1="3.21cm" svg:x2="6.351cm" svg:y2="3.281cm">
          <text:p/>
        </draw:line>
        <draw:polyline draw:style-name="gr2" draw:layer="layout" svg:width="0cm" svg:height="0cm" svg:x="6.35cm" svg:y="3.28cm" svg:viewBox="0 0 0 0" draw:points="0,0">
          <text:p/>
        </draw:polyline>
        <draw:line draw:style-name="gr2" draw:layer="layout" svg:x1="6.35cm" svg:y1="3.281cm" svg:x2="6.386cm" svg:y2="3.21cm">
          <text:p/>
        </draw:line>
        <draw:line draw:style-name="gr2" draw:layer="layout" svg:x1="6.385cm" svg:y1="3.21cm" svg:x2="6.491cm" svg:y2="3.21cm">
          <text:p/>
        </draw:line>
        <draw:line draw:style-name="gr2" draw:layer="layout" svg:x1="6.491cm" svg:y1="3.21cm" svg:x2="6.527cm" svg:y2="3.281cm">
          <text:p/>
        </draw:line>
        <draw:polyline draw:style-name="gr2" draw:layer="layout" svg:width="0cm" svg:height="0cm" svg:x="6.526cm" svg:y="3.28cm" svg:viewBox="0 0 0 0" draw:points="0,0">
          <text:p/>
        </draw:polyline>
        <draw:line draw:style-name="gr2" draw:layer="layout" svg:x1="6.526cm" svg:y1="3.281cm" svg:x2="6.562cm" svg:y2="3.21cm">
          <text:p/>
        </draw:line>
        <draw:line draw:style-name="gr2" draw:layer="layout" svg:x1="6.561cm" svg:y1="3.21cm" svg:x2="6.667cm" svg:y2="3.21cm">
          <text:p/>
        </draw:line>
        <draw:line draw:style-name="gr2" draw:layer="layout" svg:x1="6.667cm" svg:y1="3.21cm" svg:x2="6.703cm" svg:y2="3.281cm">
          <text:p/>
        </draw:line>
        <draw:polyline draw:style-name="gr2" draw:layer="layout" svg:width="0cm" svg:height="0cm" svg:x="6.702cm" svg:y="3.28cm" svg:viewBox="0 0 0 0" draw:points="0,0">
          <text:p/>
        </draw:polyline>
        <draw:line draw:style-name="gr2" draw:layer="layout" svg:x1="6.702cm" svg:y1="3.281cm" svg:x2="6.739cm" svg:y2="3.21cm">
          <text:p/>
        </draw:line>
        <draw:line draw:style-name="gr2" draw:layer="layout" svg:x1="6.738cm" svg:y1="3.21cm" svg:x2="6.843cm" svg:y2="3.21cm">
          <text:p/>
        </draw:line>
        <draw:line draw:style-name="gr2" draw:layer="layout" svg:x1="6.843cm" svg:y1="3.21cm" svg:x2="6.88cm" svg:y2="3.281cm">
          <text:p/>
        </draw:line>
        <draw:polyline draw:style-name="gr2" draw:layer="layout" svg:width="0cm" svg:height="0cm" svg:x="6.879cm" svg:y="3.28cm" svg:viewBox="0 0 0 0" draw:points="0,0">
          <text:p/>
        </draw:polyline>
        <draw:line draw:style-name="gr2" draw:layer="layout" svg:x1="5.644cm" svg:y1="3.281cm" svg:x2="5.68cm" svg:y2="3.21cm">
          <text:p/>
        </draw:line>
        <draw:line draw:style-name="gr2" draw:layer="layout" svg:x1="5.679cm" svg:y1="3.21cm" svg:x2="5.785cm" svg:y2="3.21cm">
          <text:p/>
        </draw:line>
        <draw:line draw:style-name="gr2" draw:layer="layout" svg:x1="5.785cm" svg:y1="3.21cm" svg:x2="5.821cm" svg:y2="3.281cm">
          <text:p/>
        </draw:line>
        <draw:polyline draw:style-name="gr2" draw:layer="layout" svg:width="0cm" svg:height="0cm" svg:x="5.82cm" svg:y="3.28cm" svg:viewBox="0 0 0 0" draw:points="0,0">
          <text:p/>
        </draw:polyline>
        <draw:line draw:style-name="gr2" draw:layer="layout" svg:x1="5.68cm" svg:y1="3.175cm" svg:x2="5.291cm" svg:y2="3.528cm">
          <text:p/>
        </draw:line>
        <draw:line draw:style-name="gr2" draw:layer="layout" svg:x1="5.291cm" svg:y1="3.527cm" svg:x2="7.267cm" svg:y2="3.527cm">
          <text:p/>
        </draw:line>
        <draw:line draw:style-name="gr2" draw:layer="layout" svg:x1="7.268cm" svg:y1="3.528cm" svg:x2="6.843cm" svg:y2="3.175cm">
          <text:p/>
        </draw:line>
        <draw:line draw:style-name="gr2" draw:layer="layout" svg:x1="6.843cm" svg:y1="3.175cm" svg:x2="5.679cm" svg:y2="3.175cm">
          <text:p/>
        </draw:line>
        <draw:polyline draw:style-name="gr2" draw:layer="layout" svg:width="0cm" svg:height="0cm" svg:x="5.679cm" svg:y="3.175cm" svg:viewBox="0 0 0 0" draw:points="0,0">
          <text:p/>
        </draw:polyline>
        <draw:line draw:style-name="gr1" draw:layer="layout" svg:x1="5.221cm" svg:y1="2.929cm" svg:x2="5.363cm" svg:y2="2.857cm">
          <text:p/>
        </draw:line>
        <draw:line draw:style-name="gr1" draw:layer="layout" svg:x1="5.362cm" svg:y1="2.857cm" svg:x2="7.161cm" svg:y2="2.857cm">
          <text:p/>
        </draw:line>
        <draw:line draw:style-name="gr1" draw:layer="layout" svg:x1="7.161cm" svg:y1="2.857cm" svg:x2="7.338cm" svg:y2="2.929cm">
          <text:p/>
        </draw:line>
        <draw:path draw:style-name="gr5" draw:layer="layout" svg:width="1.587cm" svg:height="1.234cm" svg:x="5.468cm" svg:y="1.658cm" svg:viewBox="0 0 1588 1235" svg:d="m55 0h1477c31 0 56 19 56 43v1149c0 24-25 43-56 43h-1477c-31 0-55-19-55-43v-1149c0-24 24-43 55-43">
          <text:p/>
        </draw:path>
        <draw:path draw:style-name="gr7" draw:layer="layout" svg:width="1.587cm" svg:height="1.234cm" svg:x="5.468cm" svg:y="1.658cm" svg:viewBox="0 0 1588 1235" svg:d="m55 0h1478c30 0 55 19 55 43v1149c0 24-25 43-55 43h-1478c-31 0-55-19-55-43v-1149c0-24 24-43 55-43z">
          <text:p/>
        </draw:path>
        <draw:polygon draw:style-name="gr2" draw:layer="layout" svg:width="1.235cm" svg:height="0.952cm" svg:x="5.644cm" svg:y="1.799cm" svg:viewBox="0 0 1236 953" draw:points="0,0 0,953 1236,953 1236,0">
          <text:p/>
        </draw:polygon>
        <draw:polygon draw:style-name="gr8" draw:layer="layout" svg:width="1.235cm" svg:height="0.882cm" svg:x="8.184cm" svg:y="2.081cm" svg:viewBox="0 0 1236 883" draw:points="0,883 1236,883 1236,0 0,0">
          <text:p/>
        </draw:polygon>
        <draw:polygon draw:style-name="gr1" draw:layer="layout" svg:width="1.235cm" svg:height="0.882cm" svg:x="3.104cm" svg:y="2.081cm" svg:viewBox="0 0 1236 883" draw:points="0,883 1236,883 1236,0 0,0">
          <text:p/>
        </draw:polygon>
        <draw:line draw:style-name="gr3" draw:layer="layout" svg:x1="10.558cm" svg:y1="2.504cm" svg:x2="9.411cm" svg:y2="2.504cm">
          <text:p/>
        </draw:line>
        <draw:polyline draw:style-name="gr4" draw:layer="layout" svg:width="0.212cm" svg:height="0.141cm" svg:x="10.336cm" svg:y="2.434cm" svg:viewBox="0 0 213 142" draw:points="0,70 0,0 213,70 0,142">
          <text:p/>
        </draw:polyline>
        <draw:polyline draw:style-name="gr4" draw:layer="layout" svg:width="0.211cm" svg:height="0.141cm" svg:x="9.419cm" svg:y="2.434cm" svg:viewBox="0 0 212 142" draw:points="212,70 212,142 0,70 212,0">
          <text:p/>
        </draw:polyline>
        <draw:polyline draw:style-name="gr4" draw:layer="layout" svg:width="0.212cm" svg:height="0.141cm" svg:x="2.892cm" svg:y="2.434cm" svg:viewBox="0 0 213 142" draw:points="0,70 0,0 213,70 0,142">
          <text:p/>
        </draw:polyline>
        <draw:frame draw:style-name="gr9" draw:text-style-name="P1" draw:layer="layout" svg:width="1.395cm" svg:height="0.865cm" svg:x="8.124cm" svg:y="3.394cm">
          <draw:text-box>
            <text:p text:style-name="P1"><text:span text:style-name="T1">SSTV</text:span></text:p>
            <text:p text:style-name="P1"><text:span text:style-name="T1">modem</text:span></text:p>
          </draw:text-box>
        </draw:frame>
        <draw:frame draw:style-name="gr10" draw:text-style-name="P1" draw:layer="layout" svg:width="1.352cm" svg:height="0.865cm" svg:x="3.093cm" svg:y="3.369cm">
          <draw:text-box>
            <text:p text:style-name="P1"><text:span text:style-name="T2">video</text:span></text:p>
            <text:p text:style-name="P1"><text:span text:style-name="T2">digitizer</text:span></text:p>
          </draw:text-box>
        </draw:frame>
        <draw:path draw:style-name="gr2" draw:layer="layout" svg:width="0.529cm" svg:height="0.529cm" svg:x="11.853cm" svg:y="2.54cm" svg:viewBox="0 0 530 530" svg:d="m530 265c0 146-118 265-266 265-146 0-264-119-264-265s118-265 264-265c148 0 266 119 266 265">
          <text:p/>
        </draw:path>
        <draw:polygon draw:style-name="gr11" draw:layer="layout" svg:width="1.447cm" svg:height="0.353cm" svg:x="11.394cm" svg:y="2.01cm" svg:viewBox="0 0 1448 354" draw:points="0,0 0,354 1448,354 1448,0">
          <text:p/>
        </draw:polygon>
        <draw:path draw:style-name="gr2" draw:layer="layout" svg:width="0.176cm" svg:height="0.176cm" svg:x="10.795cm" svg:y="2.54cm" svg:viewBox="0 0 177 177" svg:d="m177 88c0 49-40 89-89 89s-88-40-88-89 39-88 88-88 89 39 89 88">
          <text:p/>
        </draw:path>
        <draw:path draw:style-name="gr2" draw:layer="layout" svg:width="0.177cm" svg:height="0.176cm" svg:x="11.147cm" svg:y="2.54cm" svg:viewBox="0 0 178 177" svg:d="m178 88c0 49-40 89-90 89-48 0-88-40-88-89s40-88 88-88c50 0 90 39 90 88">
          <text:p/>
        </draw:path>
        <draw:path draw:style-name="gr2" draw:layer="layout" svg:width="0.176cm" svg:height="0.176cm" svg:x="11.5cm" svg:y="2.54cm" svg:viewBox="0 0 177 177" svg:d="m177 88c0 49-39 89-89 89-48 0-88-40-88-89s40-88 88-88c50 0 89 39 89 88">
          <text:p/>
        </draw:path>
        <draw:path draw:style-name="gr2" draw:layer="layout" svg:width="0.176cm" svg:height="0.177cm" svg:x="11.5cm" svg:y="2.892cm" svg:viewBox="0 0 177 178" svg:d="m177 88c0 50-39 90-89 90-48 0-88-40-88-90 0-48 40-88 88-88 50 0 89 40 89 88">
          <text:p/>
        </draw:path>
        <draw:path draw:style-name="gr2" draw:layer="layout" svg:width="0.177cm" svg:height="0.177cm" svg:x="11.147cm" svg:y="2.892cm" svg:viewBox="0 0 178 178" svg:d="m178 88c0 50-40 90-90 90-48 0-88-40-88-90 0-48 40-88 88-88 50 0 90 40 90 88">
          <text:p/>
        </draw:path>
        <draw:path draw:style-name="gr2" draw:layer="layout" svg:width="0.176cm" svg:height="0.177cm" svg:x="10.795cm" svg:y="2.892cm" svg:viewBox="0 0 177 178" svg:d="m177 88c0 50-40 90-89 90s-88-40-88-90c0-48 39-88 88-88s89 40 89 88">
          <text:p/>
        </draw:path>
        <draw:polygon draw:style-name="gr2" draw:layer="layout" svg:width="0.071cm" svg:height="0.176cm" svg:x="12.558cm" svg:y="2.54cm" svg:viewBox="0 0 72 177" draw:points="0,177 72,177 72,0 0,0">
          <text:p/>
        </draw:polygon>
        <draw:polygon draw:style-name="gr2" draw:layer="layout" svg:width="0.07cm" svg:height="0.176cm" svg:x="12.735cm" svg:y="2.54cm" svg:viewBox="0 0 71 177" draw:points="0,177 71,177 71,0 0,0">
          <text:p/>
        </draw:polygon>
        <draw:polygon draw:style-name="gr2" draw:layer="layout" svg:width="0.071cm" svg:height="0.176cm" svg:x="12.911cm" svg:y="2.54cm" svg:viewBox="0 0 72 177" draw:points="0,177 72,177 72,0 0,0">
          <text:p/>
        </draw:polygon>
        <draw:polygon draw:style-name="gr2" draw:layer="layout" svg:width="0.07cm" svg:height="0.176cm" svg:x="13.088cm" svg:y="2.54cm" svg:viewBox="0 0 71 177" draw:points="0,177 71,177 71,0 0,0">
          <text:p/>
        </draw:polygon>
        <draw:polygon draw:style-name="gr2" draw:layer="layout" svg:width="0.071cm" svg:height="0.177cm" svg:x="12.558cm" svg:y="2.892cm" svg:viewBox="0 0 72 178" draw:points="0,178 72,178 72,0 0,0">
          <text:p/>
        </draw:polygon>
        <draw:polygon draw:style-name="gr2" draw:layer="layout" svg:width="0.07cm" svg:height="0.177cm" svg:x="12.735cm" svg:y="2.892cm" svg:viewBox="0 0 71 178" draw:points="0,178 71,178 71,0 0,0">
          <text:p/>
        </draw:polygon>
        <draw:polygon draw:style-name="gr2" draw:layer="layout" svg:width="0.071cm" svg:height="0.177cm" svg:x="12.911cm" svg:y="2.892cm" svg:viewBox="0 0 72 178" draw:points="0,178 72,178 72,0 0,0">
          <text:p/>
        </draw:polygon>
        <draw:polygon draw:style-name="gr2" draw:layer="layout" svg:width="0.07cm" svg:height="0.177cm" svg:x="13.088cm" svg:y="2.892cm" svg:viewBox="0 0 71 178" draw:points="0,178 71,178 71,0 0,0">
          <text:p/>
        </draw:polygon>
        <draw:polygon draw:style-name="gr1" draw:layer="layout" svg:width="2.822cm" svg:height="1.411cm" svg:x="10.548cm" svg:y="1.834cm" svg:viewBox="0 0 2823 1412" draw:points="0,1412 2823,1412 2823,0 0,0">
          <text:p/>
        </draw:polygon>
        <draw:path draw:style-name="gr2" draw:layer="layout" svg:width="0.106cm" svg:height="0.106cm" svg:x="12.17cm" svg:y="2.61cm" svg:viewBox="0 0 107 107" svg:d="m107 54c0 29-24 53-53 53s-54-24-54-53 25-54 54-54 53 25 53 54">
          <text:p/>
        </draw:path>
        <draw:polygon draw:style-name="gr2" draw:layer="layout" svg:width="0.071cm" svg:height="0.176cm" svg:x="12.911cm" svg:y="2.187cm" svg:viewBox="0 0 72 177" draw:points="0,177 72,177 72,0 0,0">
          <text:p/>
        </draw:polygon>
        <draw:polygon draw:style-name="gr2" draw:layer="layout" svg:width="0.07cm" svg:height="0.176cm" svg:x="13.088cm" svg:y="2.187cm" svg:viewBox="0 0 71 177" draw:points="0,177 71,177 71,0 0,0">
          <text:p/>
        </draw:polygon>
        <draw:line draw:style-name="gr2" draw:layer="layout" svg:x1="14.216cm" svg:y1="0.035cm" svg:x2="14.57cm" svg:y2="0.565cm">
          <text:p/>
        </draw:line>
        <draw:line draw:style-name="gr2" draw:layer="layout" svg:x1="14.569cm" svg:y1="0.565cm" svg:x2="14.923cm" svg:y2="0.035cm">
          <text:p/>
        </draw:line>
        <draw:line draw:style-name="gr2" draw:layer="layout" svg:x1="13.37cm" svg:y1="2.504cm" svg:x2="14.569cm" svg:y2="2.504cm">
          <text:p/>
        </draw:line>
        <draw:line draw:style-name="gr2" draw:layer="layout" svg:x1="14.569cm" svg:y1="2.504cm" svg:x2="14.569cm" svg:y2="0.035cm">
          <text:p/>
        </draw:line>
        <draw:line draw:style-name="gr2" draw:layer="layout" svg:x1="10.83cm" svg:y1="2.081cm" svg:x2="10.901cm" svg:y2="2.294cm">
          <text:p/>
        </draw:line>
        <draw:line draw:style-name="gr2" draw:layer="layout" svg:x1="10.9cm" svg:y1="2.293cm" svg:x2="11.147cm" svg:y2="2.293cm">
          <text:p/>
        </draw:line>
        <draw:line draw:style-name="gr2" draw:layer="layout" svg:x1="11.147cm" svg:y1="2.294cm" svg:x2="11.219cm" svg:y2="2.081cm">
          <text:p/>
        </draw:line>
        <draw:polyline draw:style-name="gr2" draw:layer="layout" svg:width="0cm" svg:height="0cm" svg:x="11.218cm" svg:y="2.081cm" svg:viewBox="0 0 0 0" draw:points="0,0">
          <text:p/>
        </draw:polyline>
        <draw:path draw:style-name="gr2" draw:layer="layout" svg:width="0.388cm" svg:height="0.032cm" svg:x="10.83cm" svg:y="2.05cm" svg:viewBox="0 0 389 33" svg:d="m0 33c212-74 389 0 389 0">
          <text:p/>
        </draw:path>
        <draw:line draw:style-name="gr2" draw:layer="layout" svg:x1="10.972cm" svg:y1="2.294cm" svg:x2="10.9cm" svg:y2="2.151cm">
          <text:p/>
        </draw:line>
        <draw:polyline draw:style-name="gr2" draw:layer="layout" svg:width="0cm" svg:height="0cm" svg:x="10.9cm" svg:y="2.151cm" svg:viewBox="0 0 0 0" draw:points="0,0">
          <text:p/>
        </draw:polyline>
        <draw:line draw:style-name="gr12" draw:layer="layout" svg:x1="4.317cm" svg:y1="2.54cm" svg:x2="5.462cm" svg:y2="2.54cm">
          <text:p/>
        </draw:line>
        <draw:line draw:style-name="gr12" draw:layer="layout" svg:x1="1.989cm" svg:y1="2.576cm" svg:x2="3.097cm" svg:y2="2.57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5.028cm" fo:page-height="4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date xmlns:dc="http://purl.org/dc/elements/1.1/">2011-02-20T20:42:28</dc:date>
    <dc:creator xmlns:dc="http://purl.org/dc/elements/1.1/">BruXy </dc:creator>
    <meta:document-statistic xmlns:meta="urn:oasis:names:tc:opendocument:xmlns:meta:1.0" meta:object-count="191"/>
    <meta:generator xmlns:meta="urn:oasis:names:tc:opendocument:xmlns:meta:1.0">OpenOffice.org/3.2$Unix OpenOffice.org_project/320m12$Build-9483</meta:generator>
  </office:meta>
</office:document-meta>
</file>